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3630000026E52AF09A7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cm" svg:height="19.685cm" svg:x="0cm" svg:y="0.635cm">
          <draw:image xlink:href="Pictures/10000000000003630000026E52AF09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oancea </meta:initial-creator>
    <meta:creation-date>2014-09-16T03:44:25</meta:creation-date>
    <meta:editing-duration>PT00H00M49S</meta:editing-duration>
    <meta:editing-cycles>2</meta:editing-cycles>
    <dc:date>2014-09-16T03:45:12</dc:date>
    <dc:creator>coancea </dc:creator>
    <meta:document-statistic meta:object-count="24"/>
    <meta:generator>OpenOffice.org/3.2$Unix OpenOffice.org_project/320m12$Build-9483</meta:generator>
  </office:meta>
</office:document-meta>
</file>